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Таблица2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1.182cm"/>
    </style:style>
    <style:style style:name="Таблица2.B" style:family="table-column">
      <style:table-column-properties style:column-width="1.58cm"/>
    </style:style>
    <style:style style:name="Таблица2.C" style:family="table-column">
      <style:table-column-properties style:column-width="1.18cm"/>
    </style:style>
    <style:style style:name="Таблица2.E" style:family="table-column">
      <style:table-column-properties style:column-width="1.219cm"/>
    </style:style>
    <style:style style:name="Таблица2.F" style:family="table-column">
      <style:table-column-properties style:column-width="1.386cm"/>
    </style:style>
    <style:style style:name="Таблица2.G" style:family="table-column">
      <style:table-column-properties style:column-width="0.975cm"/>
    </style:style>
    <style:style style:name="Таблица2.H" style:family="table-column">
      <style:table-column-properties style:column-width="1.406cm"/>
    </style:style>
    <style:style style:name="Таблица2.I" style:family="table-column">
      <style:table-column-properties style:column-width="1.871cm"/>
    </style:style>
    <style:style style:name="Таблица2.J" style:family="table-column">
      <style:table-column-properties style:column-width="1.431cm"/>
    </style:style>
    <style:style style:name="Таблица2.K" style:family="table-column">
      <style:table-column-properties style:column-width="1.794cm"/>
    </style:style>
    <style:style style:name="Таблица2.L" style:family="table-column">
      <style:table-column-properties style:column-width="1.408cm"/>
    </style:style>
    <style:style style:name="Таблица2.1" style:family="table-row">
      <style:table-row-properties style:min-row-height="0.54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K1" style:family="table-cell">
      <style:table-cell-properties style:vertical-align="" fo:background-color="transparent" fo:padding-left="0.009cm" fo:padding-right="0.009cm" fo:padding-top="0cm" fo:padding-bottom="0cm" fo:border="0.5pt solid #000000" style:writing-mode="page">
        <style:background-image/>
      </style:table-cell-properties>
    </style:style>
    <style:style style:name="Таблица2.A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L3" style:family="table-cell">
      <style:table-cell-properties style:vertical-align="" fo:background-color="transparent" fo:padding-left="0.009cm" fo:padding-right="0.009cm" fo:padding-top="0cm" fo:padding-bottom="0cm" fo:border="0.5pt solid #000000" style:writing-mode="page">
        <style:background-image/>
      </style:table-cell-properties>
    </style:style>
    <style:style style:name="Таблица2.A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4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G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11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G1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5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6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7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8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9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K20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20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B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2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22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2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24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5a6d" style:font-size-asian="16pt" style:font-size-complex="16pt"/>
    </style:style>
    <style:style style:name="P2" style:family="paragraph" style:parent-style-name="Standard">
      <style:text-properties style:font-name="Times new roman" fo:language="ru" fo:country="RU" officeooo:paragraph-rsid="00055a6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4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70940" officeooo:paragraph-rsid="00070940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Times new roman" fo:language="ru" fo:country="RU" officeooo:paragraph-rsid="00055a6d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ru" fo:country="RU" officeooo:paragraph-rsid="00055a6d" style:font-size-asian="18pt" style:font-size-complex="18pt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fo:language="ru" fo:country="RU" officeooo:paragraph-rsid="00055a6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officeooo:paragraph-rsid="00055a6d"/>
    </style:style>
    <style:style style:name="P11" style:family="paragraph" style:parent-style-name="Standard">
      <style:paragraph-properties fo:line-height="100%" fo:text-align="end" style:justify-single-word="false" style:writing-mode="lr-tb"/>
      <style:text-properties officeooo:paragraph-rsid="00055a6d"/>
    </style:style>
    <style:style style:name="P12" style:family="paragraph" style:parent-style-name="Text_20_body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u" fo:country="RU" officeooo:paragraph-rsid="00055a6d" style:font-size-asian="16pt" style:font-size-complex="16pt"/>
    </style:style>
    <style:style style:name="P14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070940" officeooo:paragraph-rsid="00124d9e" style:font-size-asian="16pt" style:language-asian="zxx" style:country-asian="none" style:font-size-complex="16pt" style:language-complex="zxx" style:country-complex="none"/>
    </style:style>
    <style:style style:name="P15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7" style:family="paragraph" style:parent-style-name="Standard">
      <style:text-properties officeooo:paragraph-rsid="0015d772"/>
    </style:style>
    <style:style style:name="P18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paragraph-rsid="0015d772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paragraph-rsid="0016972c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paragraph-rsid="001763f5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paragraph-rsid="0019dfc6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5d772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6972c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763f5" officeooo:paragraph-rsid="001763f5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18ee45" officeooo:paragraph-rsid="0018ee45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9dfc6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fo:font-weight="bold" officeooo:rsid="0015d772" officeooo:paragraph-rsid="0015d772" style:font-weight-asian="bold" style:font-weight-complex="bold"/>
    </style:style>
    <style:style style:name="P30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52d24c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officeooo:rsid="00055a6d" style:font-size-asian="18pt" style:font-size-complex="18pt"/>
    </style:style>
    <style:style style:name="T4" style:family="text">
      <style:text-properties style:font-name="Times new roman" fo:font-size="18pt" fo:language="ru" fo:country="RU" officeooo:rsid="0004f981" style:font-size-asian="18pt" style:font-size-complex="18pt"/>
    </style:style>
    <style:style style:name="T5" style:family="text">
      <style:text-properties style:font-name="Times new roman" fo:font-size="16pt" fo:language="ru" fo:country="RU" style:font-size-asian="16pt" style:font-size-complex="16pt"/>
    </style:style>
    <style:style style:name="T6" style:family="text">
      <style:text-properties style:font-name="Times new roman" fo:font-size="16pt" fo:language="ru" fo:country="RU" officeooo:rsid="000da63b" style:font-size-asian="16pt" style:font-size-complex="16pt"/>
    </style:style>
    <style:style style:name="T7" style:family="text">
      <style:text-properties style:font-name="Times new roman" fo:font-size="16pt" fo:language="ru" fo:country="RU" officeooo:rsid="001bdcf7" style:font-size-asian="16pt" style:font-size-complex="16pt"/>
    </style:style>
    <style:style style:name="T8" style:family="text">
      <style:text-properties fo:color="#000011" style:font-name="Times new roman" fo:font-size="18pt" fo:language="ru" fo:country="RU" style:font-name-asian="맑은 고딕" style:font-size-asian="18pt" style:font-size-complex="18pt"/>
    </style:style>
    <style:style style:name="T9" style:family="text">
      <style:text-properties fo:color="#000011" style:font-name="sans-serif" fo:font-size="15pt" fo:language="ru" fo:country="RU" officeooo:rsid="00055a6d" style:font-name-asian="맑은 고딕" style:font-size-asian="18pt" style:font-size-complex="18pt"/>
    </style:style>
    <style:style style:name="T10" style:family="text">
      <style:text-properties fo:font-variant="normal" fo:text-transform="none" style:font-name="Times new roman" fo:font-size="16pt" fo:font-style="normal" officeooo:rsid="003c2c4c" style:font-size-asian="16pt" style:font-size-complex="16pt"/>
    </style:style>
    <style:style style:name="T11" style:family="text">
      <style:text-properties officeooo:rsid="0007aec0"/>
    </style:style>
    <style:style style:name="T12" style:family="text">
      <style:text-properties style:text-position="-33% 80%"/>
    </style:style>
    <style:style style:name="T13" style:family="text">
      <style:text-properties officeooo:rsid="0015d772"/>
    </style:style>
    <style:style style:name="T14" style:family="text">
      <style:text-properties officeooo:rsid="0016972c"/>
    </style:style>
    <style:style style:name="T15" style:family="text">
      <style:text-properties officeooo:rsid="0067a3f7"/>
    </style:style>
    <style:style style:name="T16" style:family="text">
      <style:text-properties officeooo:rsid="001763f5"/>
    </style:style>
    <style:style style:name="T17" style:family="text">
      <style:text-properties officeooo:rsid="0019df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</text:p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2">Лабораторная работа по ОПД №</text:span><text:span text:style-name="T3">5</text:span></text:p>
      <text:p text:style-name="P10"><text:span text:style-name="T8">“</text:span><text:span text:style-name="T9">Асинхронный обмен данными с ВУ</text:span><text:span text:style-name="T4">“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5">вариант </text:span><text:span text:style-name="T10">4773</text:span></text:p>
      <text:p text:style-name="P11"><text:span text:style-name="T5">Преподаватель: </text:span><text:span text:style-name="T6">П</text:span><text:span text:style-name="T7">ерцев Тимофей Сергеевич</text:span></text:p>
      <text:p text:style-name="P4">Выполнил: Щербаков Александр Валерьевич </text:p>
      <text:p text:style-name="P4">группа РЗ110</text:p>
      <text:p text:style-name="P4"/>
      <text:p text:style-name="P8"/>
      <text:p text:style-name="P3">202<text:span text:style-name="T1">1</text:span></text:p>
      <text:p text:style-name="P5"><text:soft-page-break/>текст задания:</text:p>
      <text:p text:style-name="P12">Программа осуществляет асинхронный ввод данных с ВУ-2 </text:p>
      <text:section text:style-name="Sect1" text:name="_csbasengportletlab5_WAR_csbasengportlet_textBlock">
        <text:list xml:id="list2148770575" text:style-name="L1">
          <text:list-item>
            <text:p text:style-name="P31">Программа начинается с адреса 564<text:span text:style-name="T12">16</text:span>. Размещаемая строка находится по адресу 5BB<text:span text:style-name="T12">16</text:span>. </text:p>
          </text:list-item>
          <text:list-item>
            <text:p text:style-name="P31">Строка должна быть представлена в кодировке Windows-1251. </text:p>
          </text:list-item>
          <text:list-item>
            <text:p text:style-name="P31">Формат представления строки в памяти: АДР1: СИМВ1 СИМВ2 АДР2: СИМВ3 СИМВ4 ... СТОП_СИМВ. </text:p>
          </text:list-item>
          <text:list-item>
            <text:p text:style-name="P30">Ввод или вывод строки должен быть завершен по символу c кодом 0A (NL). Стоп символ является обычным символом строки и подчиняется тем же правилам расположения в памяти что и другие символы строки. </text:p>
          </text:list-item>
        </text:list>
      </text:section>
      <text:p text:style-name="P6"/>
      <text:p text:style-name="P6">к<text:span text:style-name="T11">од</text:span> программы:</text:p>
      <text:p text:style-name="P14"><text:bookmark-start text:name="__DdeLink__117_3019959928"/><text:bookmark-start text:name="__DdeLink__173_886067997"/>ORG<text:tab/><text:tab/>0x564<text:bookmark-end text:name="__DdeLink__117_3019959928"/><text:bookmark-end text:name="__DdeLink__173_886067997"/></text:p>
      <text:p text:style-name="P14">START: <text:tab/>LD <text:tab/><text:tab/>ADDR </text:p>
      <text:p text:style-name="P14"><text:tab/><text:tab/>ST <text:tab/><text:tab/>I</text:p>
      <text:p text:style-name="P14">LOOP1: <text:tab/>IN <text:tab/><text:tab/>5</text:p>
      <text:p text:style-name="P14"><text:tab/><text:tab/>AND<text:tab/><text:tab/>#0x40 </text:p>
      <text:p text:style-name="P14"><text:tab/><text:tab/>BEQ<text:tab/><text:tab/>LOOP1 </text:p>
      <text:p text:style-name="P14"><text:tab/><text:tab/>IN <text:tab/><text:tab/>4</text:p>
      <text:p text:style-name="P14"><text:tab/><text:tab/>SWAB</text:p>
      <text:p text:style-name="P14"><text:tab/><text:tab/>ST <text:tab/><text:tab/>(I)</text:p>
      <text:p text:style-name="P14"><text:tab/><text:tab/>AND <text:tab/>MASK1</text:p>
      <text:p text:style-name="P14"><text:tab/><text:tab/>CMP<text:tab/><text:tab/>VAL1</text:p>
      <text:p text:style-name="P14"><text:tab/><text:tab/>BEQ <text:tab/>HALT </text:p>
      <text:p text:style-name="P14">LOOP2: <text:tab/>IN<text:tab/><text:tab/>5</text:p>
      <text:p text:style-name="P14"><text:tab/><text:tab/>AND <text:tab/>#0x40 </text:p>
      <text:p text:style-name="P14"><text:tab/><text:tab/>BEQ <text:tab/>LOOP2 </text:p>
      <text:p text:style-name="P14"><text:tab/><text:tab/>IN <text:tab/><text:tab/>4</text:p>
      <text:p text:style-name="P14"><text:tab/><text:tab/>OR<text:tab/><text:tab/>(I)</text:p>
      <text:p text:style-name="P14"><text:tab/><text:tab/>ST <text:tab/><text:tab/>(I)+</text:p>
      <text:p text:style-name="P14"><text:tab/><text:tab/>AND<text:tab/><text:tab/>MASK2</text:p>
      <text:p text:style-name="P14"><text:tab/><text:tab/>CMP<text:tab/><text:tab/>VAL2</text:p>
      <text:p text:style-name="P14"><text:tab/><text:tab/>BEQ<text:tab/><text:tab/>HALT </text:p>
      <text:p text:style-name="P14"><text:tab/><text:tab/>BR<text:tab/> <text:tab/>LOOP1 </text:p>
      <text:p text:style-name="P14">HALT: <text:tab/>HLT</text:p>
      <text:p text:style-name="P14">ADDR:<text:tab/>WORD<text:tab/>0x5BB</text:p>
      <text:p text:style-name="P14">I:<text:tab/><text:tab/>WORD<text:tab/>0</text:p>
      <text:p text:style-name="P14">MASK1:<text:tab/>WORD<text:tab/>0xFF00 ;берём первый символ</text:p>
      <text:p text:style-name="P14">MASK2: <text:tab/>WORD<text:tab/>0x00FF ;берём второй символ</text:p>
      <text:p text:style-name="P14"><text:soft-page-break/>VAL1:<text:tab/>WORD<text:tab/>0x0A00 ;переменная для проверки на стоп символ, если он первый в паре</text:p>
      <text:p text:style-name="P14">VAL2:<text:tab/>WORD <text:tab/>0x000A ;переменная для проверки на стоп символ, если он второй в паре</text:p>
      <text:p text:style-name="P14"/>
      <text:p text:style-name="P18"/>
      <text:p text:style-name="P16">Трассировка</text:p>
      <text:p text:style-name="P15"/>
      <text:p text:style-name="P15"/>
      <text:p text:style-name="P15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table:number-columns-spanned="2" office:value-type="string">
            <text:p text:style-name="P29">Выполняемая команда</text:p>
          </table:table-cell>
          <table:covered-table-cell/>
          <table:table-cell table:style-name="Таблица2.A1" table:number-columns-spanned="8" office:value-type="string">
            <text:p text:style-name="P29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" table:number-columns-spanned="2" office:value-type="string">
            <text:p text:style-name="P29">Ячейка, содержимое которой изменилось после выполнения команды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4">Адр</text:p>
          </table:table-cell>
          <table:table-cell table:style-name="Таблица2.A1" office:value-type="string">
            <text:p text:style-name="P24">Знчн</text:p>
          </table:table-cell>
          <table:table-cell table:style-name="Таблица2.A1" office:value-type="string">
            <text:p text:style-name="P24">IP</text:p>
          </table:table-cell>
          <table:table-cell table:style-name="Таблица2.A1" office:value-type="string">
            <text:p text:style-name="P24">CR</text:p>
          </table:table-cell>
          <table:table-cell table:style-name="Таблица2.A1" office:value-type="string">
            <text:p text:style-name="P24">AR</text:p>
          </table:table-cell>
          <table:table-cell table:style-name="Таблица2.A1" office:value-type="string">
            <text:p text:style-name="P24">DR</text:p>
          </table:table-cell>
          <table:table-cell table:style-name="Таблица2.A1" office:value-type="string">
            <text:p text:style-name="P24">SP</text:p>
          </table:table-cell>
          <table:table-cell table:style-name="Таблица2.A1" office:value-type="string">
            <text:p text:style-name="P24">BR</text:p>
          </table:table-cell>
          <table:table-cell table:style-name="Таблица2.A1" office:value-type="string">
            <text:p text:style-name="P24">AC</text:p>
          </table:table-cell>
          <table:table-cell table:style-name="Таблица2.A1" office:value-type="string">
            <text:p text:style-name="P24">NZVC</text:p>
          </table:table-cell>
          <table:table-cell table:style-name="Таблица2.A1" office:value-type="string">
            <text:p text:style-name="P24">Адр</text:p>
          </table:table-cell>
          <table:table-cell table:style-name="Таблица2.K1" office:value-type="string">
            <text:p text:style-name="P24">Знчн</text:p>
          </table:table-cell>
        </table:table-row>
        <table:table-row table:style-name="Таблица2.1">
          <table:table-cell table:style-name="Таблица2.A3">
            <text:p text:style-name="P24">564</text:p>
          </table:table-cell>
          <table:table-cell table:style-name="Таблица2.A3">
            <text:p text:style-name="P24">AE15</text:p>
          </table:table-cell>
          <table:table-cell table:style-name="Таблица2.A3">
            <text:p text:style-name="P24">564</text:p>
          </table:table-cell>
          <table:table-cell table:style-name="Таблица2.A1" office:value-type="string">
            <text:p text:style-name="P25"><text:span text:style-name="T14">00</text:span>00</text:p>
          </table:table-cell>
          <table:table-cell table:style-name="Таблица2.A1" office:value-type="string">
            <text:p text:style-name="P25"><text:span text:style-name="T14">00</text:span>00</text:p>
          </table:table-cell>
          <table:table-cell table:style-name="Таблица2.A1" office:value-type="string">
            <text:p text:style-name="P25"><text:span text:style-name="T14">00</text:span>00</text:p>
          </table:table-cell>
          <table:table-cell table:style-name="Таблица2.A1" office:value-type="string">
            <text:p text:style-name="P19"><text:span text:style-name="T14">00</text:span>0</text:p>
          </table:table-cell>
          <table:table-cell table:style-name="Таблица2.A1" office:value-type="string">
            <text:p text:style-name="P25"><text:span text:style-name="T14">00</text:span>0</text:p>
          </table:table-cell>
          <table:table-cell table:style-name="Таблица2.A1" office:value-type="string">
            <text:p text:style-name="P24"><text:span text:style-name="T14">000</text:span>0</text:p>
          </table:table-cell>
          <table:table-cell table:style-name="Таблица2.A1" office:value-type="string">
            <text:p text:style-name="P24"><text:span text:style-name="T14">0</text:span>100</text:p>
          </table:table-cell>
          <table:table-cell table:style-name="Таблица2.A3">
            <text:p text:style-name="P24"/>
          </table:table-cell>
          <table:table-cell table:style-name="Таблица2.L3">
            <text:p text:style-name="P24"/>
          </table:table-cell>
        </table:table-row>
        <table:table-row table:style-name="Таблица2.1">
          <table:table-cell table:style-name="Таблица2.A4">
            <text:p text:style-name="P24">564</text:p>
          </table:table-cell>
          <table:table-cell table:style-name="Таблица2.A4">
            <text:p text:style-name="P24">AE15</text:p>
          </table:table-cell>
          <table:table-cell table:style-name="Таблица2.A4">
            <text:p text:style-name="P24">565</text:p>
          </table:table-cell>
          <table:table-cell table:style-name="Таблица2.A4">
            <text:p text:style-name="P24">AE15</text:p>
          </table:table-cell>
          <table:table-cell table:style-name="Таблица2.A4">
            <text:p text:style-name="P24">57A</text:p>
          </table:table-cell>
          <table:table-cell table:style-name="Таблица2.A4">
            <text:p text:style-name="P24">05BB</text:p>
          </table:table-cell>
          <table:table-cell table:style-name="Таблица2.G4" office:value-type="string">
            <text:p text:style-name="P25"><text:span text:style-name="T14">00</text:span>0</text:p>
          </table:table-cell>
          <table:table-cell table:style-name="Таблица2.H4" office:value-type="string">
            <text:p text:style-name="P25"><text:span text:style-name="T14">00</text:span>15</text:p>
          </table:table-cell>
          <table:table-cell table:style-name="Таблица2.A4">
            <text:p text:style-name="P24">05BB</text:p>
          </table:table-cell>
          <table:table-cell table:style-name="Таблица2.J4" office:value-type="string">
            <text:p text:style-name="P24"><text:span text:style-name="T14">000</text:span>0</text:p>
          </table:table-cell>
          <table:table-cell table:style-name="Таблица2.A4">
            <text:p text:style-name="P24"/>
          </table:table-cell>
          <table:table-cell table:style-name="Таблица2.L4">
            <text:p text:style-name="P24"/>
          </table:table-cell>
        </table:table-row>
        <table:table-row table:style-name="Таблица2.1">
          <table:table-cell table:style-name="Таблица2.A4">
            <text:p text:style-name="P20">565</text:p>
          </table:table-cell>
          <table:table-cell table:style-name="Таблица2.A4">
            <text:p text:style-name="P20">EE15</text:p>
          </table:table-cell>
          <table:table-cell table:style-name="Таблица2.A4">
            <text:p text:style-name="P20">566</text:p>
          </table:table-cell>
          <table:table-cell table:style-name="Таблица2.A4">
            <text:p text:style-name="P20">EE15</text:p>
          </table:table-cell>
          <table:table-cell table:style-name="Таблица2.A4">
            <text:p text:style-name="P20">57B</text:p>
          </table:table-cell>
          <table:table-cell table:style-name="Таблица2.A4">
            <text:p text:style-name="P20">05BB</text:p>
          </table:table-cell>
          <table:table-cell table:style-name="Таблица2.G5" office:value-type="string">
            <text:p text:style-name="P21"><text:span text:style-name="T14">000</text:span></text:p>
          </table:table-cell>
          <table:table-cell table:style-name="Таблица2.H5" office:value-type="string">
            <text:p text:style-name="P21"><text:span text:style-name="T14">00</text:span>15</text:p>
          </table:table-cell>
          <table:table-cell table:style-name="Таблица2.A4">
            <text:p text:style-name="P20">05BB</text:p>
          </table:table-cell>
          <table:table-cell table:style-name="Таблица2.J5" office:value-type="string">
            <text:p text:style-name="P20"><text:span text:style-name="T14">000</text:span>0</text:p>
          </table:table-cell>
          <table:table-cell table:style-name="Таблица2.A4">
            <text:p text:style-name="P20">57B</text:p>
          </table:table-cell>
          <table:table-cell table:style-name="Таблица2.L4">
            <text:p text:style-name="P20">05BB</text:p>
          </table:table-cell>
        </table:table-row>
        <table:table-row table:style-name="Таблица2.1">
          <table:table-cell table:style-name="Таблица2.A4">
            <text:p text:style-name="P20">566</text:p>
          </table:table-cell>
          <table:table-cell table:style-name="Таблица2.A4">
            <text:p text:style-name="P20">1205</text:p>
          </table:table-cell>
          <table:table-cell table:style-name="Таблица2.A4">
            <text:p text:style-name="P20">567</text:p>
          </table:table-cell>
          <table:table-cell table:style-name="Таблица2.A4">
            <text:p text:style-name="P20">1205</text:p>
          </table:table-cell>
          <table:table-cell table:style-name="Таблица2.A4">
            <text:p text:style-name="P20">566</text:p>
          </table:table-cell>
          <table:table-cell table:style-name="Таблица2.A4">
            <text:p text:style-name="P20">1205</text:p>
          </table:table-cell>
          <table:table-cell table:style-name="Таблица2.G6" office:value-type="string">
            <text:p text:style-name="P25"><text:span text:style-name="T14">00</text:span>0</text:p>
          </table:table-cell>
          <table:table-cell table:style-name="Таблица2.H6" office:value-type="string">
            <text:p text:style-name="P21"><text:span text:style-name="T14">0</text:span>566</text:p>
          </table:table-cell>
          <table:table-cell table:style-name="Таблица2.I6" office:value-type="string">
            <text:p text:style-name="P20"><text:span text:style-name="T14">0</text:span>540</text:p>
          </table:table-cell>
          <table:table-cell table:style-name="Таблица2.J6" office:value-type="string">
            <text:p text:style-name="P20"><text:span text:style-name="T14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7</text:p>
          </table:table-cell>
          <table:table-cell table:style-name="Таблица2.A4">
            <text:p text:style-name="P20">2F40</text:p>
          </table:table-cell>
          <table:table-cell table:style-name="Таблица2.A4">
            <text:p text:style-name="P20">568</text:p>
          </table:table-cell>
          <table:table-cell table:style-name="Таблица2.A4">
            <text:p text:style-name="P20">2F40</text:p>
          </table:table-cell>
          <table:table-cell table:style-name="Таблица2.A4">
            <text:p text:style-name="P20">567</text:p>
          </table:table-cell>
          <table:table-cell table:style-name="Таблица2.F7" office:value-type="string">
            <text:p text:style-name="P21"><text:span text:style-name="T15">‘</text:span><text:span text:style-name="T14">00</text:span><text:span text:style-name="T15">0</text:span>40</text:p>
          </table:table-cell>
          <table:table-cell table:style-name="Таблица2.G7" office:value-type="string">
            <text:p text:style-name="P25"><text:span text:style-name="T14">00</text:span>0</text:p>
          </table:table-cell>
          <table:table-cell table:style-name="Таблица2.H7" office:value-type="string">
            <text:p text:style-name="P21"><text:span text:style-name="T14">00</text:span>40</text:p>
          </table:table-cell>
          <table:table-cell table:style-name="Таблица2.I7" office:value-type="string">
            <text:p text:style-name="P21"><text:span text:style-name="T14">00</text:span>40</text:p>
          </table:table-cell>
          <table:table-cell table:style-name="Таблица2.J7" office:value-type="string">
            <text:p text:style-name="P20"><text:span text:style-name="T14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8</text:p>
          </table:table-cell>
          <table:table-cell table:style-name="Таблица2.A4">
            <text:p text:style-name="P20">F0FD</text:p>
          </table:table-cell>
          <table:table-cell table:style-name="Таблица2.A4">
            <text:p text:style-name="P20">569</text:p>
          </table:table-cell>
          <table:table-cell table:style-name="Таблица2.A4">
            <text:p text:style-name="P20">F0FD</text:p>
          </table:table-cell>
          <table:table-cell table:style-name="Таблица2.A4">
            <text:p text:style-name="P20">568</text:p>
          </table:table-cell>
          <table:table-cell table:style-name="Таблица2.A4">
            <text:p text:style-name="P20">F0FD</text:p>
          </table:table-cell>
          <table:table-cell table:style-name="Таблица2.G8" office:value-type="string">
            <text:p text:style-name="P25"><text:span text:style-name="T14">00</text:span>0</text:p>
          </table:table-cell>
          <table:table-cell table:style-name="Таблица2.H8" office:value-type="string">
            <text:p text:style-name="P21"><text:span text:style-name="T14">0</text:span>568</text:p>
          </table:table-cell>
          <table:table-cell table:style-name="Таблица2.I8" office:value-type="string">
            <text:p text:style-name="P21"><text:span text:style-name="T14">00</text:span>40</text:p>
          </table:table-cell>
          <table:table-cell table:style-name="Таблица2.J8" office:value-type="string">
            <text:p text:style-name="P20"><text:span text:style-name="T14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9</text:p>
          </table:table-cell>
          <table:table-cell table:style-name="Таблица2.A4">
            <text:p text:style-name="P20">1204</text:p>
          </table:table-cell>
          <table:table-cell table:style-name="Таблица2.A4">
            <text:p text:style-name="P20">56A</text:p>
          </table:table-cell>
          <table:table-cell table:style-name="Таблица2.A4">
            <text:p text:style-name="P20">1204</text:p>
          </table:table-cell>
          <table:table-cell table:style-name="Таблица2.A4">
            <text:p text:style-name="P20">569</text:p>
          </table:table-cell>
          <table:table-cell table:style-name="Таблица2.A4">
            <text:p text:style-name="P20">1204</text:p>
          </table:table-cell>
          <table:table-cell table:style-name="Таблица2.G9" office:value-type="string">
            <text:p text:style-name="P25"><text:span text:style-name="T14">00</text:span>0</text:p>
          </table:table-cell>
          <table:table-cell table:style-name="Таблица2.H9" office:value-type="string">
            <text:p text:style-name="P21"><text:span text:style-name="T14">0</text:span>569</text:p>
          </table:table-cell>
          <table:table-cell table:style-name="Таблица2.I9" office:value-type="string">
            <text:p text:style-name="P21"><text:span text:style-name="T14">00</text:span><text:span text:style-name="T17">D7</text:span></text:p>
          </table:table-cell>
          <table:table-cell table:style-name="Таблица2.J9" office:value-type="string">
            <text:p text:style-name="P20"><text:span text:style-name="T14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A</text:p>
          </table:table-cell>
          <table:table-cell table:style-name="Таблица2.B10" office:value-type="string">
            <text:p text:style-name="P20"><text:span text:style-name="T14">0</text:span>680</text:p>
          </table:table-cell>
          <table:table-cell table:style-name="Таблица2.A4">
            <text:p text:style-name="P20">56B</text:p>
          </table:table-cell>
          <table:table-cell table:style-name="Таблица2.D10" office:value-type="string">
            <text:p text:style-name="P20"><text:span text:style-name="T14">0</text:span>680</text:p>
          </table:table-cell>
          <table:table-cell table:style-name="Таблица2.A4">
            <text:p text:style-name="P20">56A</text:p>
          </table:table-cell>
          <table:table-cell table:style-name="Таблица2.F10" office:value-type="string">
            <text:p text:style-name="P20"><text:span text:style-name="T14">0</text:span>680</text:p>
          </table:table-cell>
          <table:table-cell table:style-name="Таблица2.G10" office:value-type="string">
            <text:p text:style-name="P25"><text:span text:style-name="T14">00</text:span>0</text:p>
          </table:table-cell>
          <table:table-cell table:style-name="Таблица2.A4">
            <text:p text:style-name="P20">056A</text:p>
          </table:table-cell>
          <table:table-cell table:style-name="Таблица2.I10" office:value-type="string">
            <text:p text:style-name="P21"><text:span text:style-name="T17">D7</text:span><text:span text:style-name="T15">0</text:span>0</text:p>
          </table:table-cell>
          <table:table-cell table:style-name="Таблица2.J10" office:value-type="string">
            <text:p text:style-name="P20"><text:span text:style-name="T14">0</text:span>10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B</text:p>
          </table:table-cell>
          <table:table-cell table:style-name="Таблица2.A4">
            <text:p text:style-name="P20">E80F</text:p>
          </table:table-cell>
          <table:table-cell table:style-name="Таблица2.A4">
            <text:p text:style-name="P20">56C</text:p>
          </table:table-cell>
          <table:table-cell table:style-name="Таблица2.A4">
            <text:p text:style-name="P20">E80F</text:p>
          </table:table-cell>
          <table:table-cell table:style-name="Таблица2.A4">
            <text:p text:style-name="P20">5BB</text:p>
          </table:table-cell>
          <table:table-cell table:style-name="Таблица2.F11" office:value-type="string">
            <text:p text:style-name="P26">D700</text:p>
          </table:table-cell>
          <table:table-cell table:style-name="Таблица2.G11" office:value-type="string">
            <text:p text:style-name="P25"><text:span text:style-name="T14">00</text:span>0</text:p>
          </table:table-cell>
          <table:table-cell table:style-name="Таблица2.A4">
            <text:p text:style-name="P20">000F</text:p>
          </table:table-cell>
          <table:table-cell table:style-name="Таблица2.I11" office:value-type="string">
            <text:p text:style-name="P21"><text:span text:style-name="T17">D7</text:span><text:span text:style-name="T15">0</text:span>0</text:p>
          </table:table-cell>
          <table:table-cell table:style-name="Таблица2.J11" office:value-type="string">
            <text:p text:style-name="P20"><text:span text:style-name="T14">0</text:span>100</text:p>
          </table:table-cell>
          <table:table-cell table:style-name="Таблица2.A4">
            <text:p text:style-name="P20">5BB</text:p>
          </table:table-cell>
          <table:table-cell table:style-name="Таблица2.L11" office:value-type="string">
            <text:p text:style-name="P26">D700</text:p>
          </table:table-cell>
        </table:table-row>
        <table:table-row table:style-name="Таблица2.1">
          <table:table-cell table:style-name="Таблица2.A4">
            <text:p text:style-name="P20">56C</text:p>
          </table:table-cell>
          <table:table-cell table:style-name="Таблица2.A4">
            <text:p text:style-name="P20">2E0F</text:p>
          </table:table-cell>
          <table:table-cell table:style-name="Таблица2.A4">
            <text:p text:style-name="P20">56D</text:p>
          </table:table-cell>
          <table:table-cell table:style-name="Таблица2.A4">
            <text:p text:style-name="P20">2E0F</text:p>
          </table:table-cell>
          <table:table-cell table:style-name="Таблица2.A4">
            <text:p text:style-name="P20">57C</text:p>
          </table:table-cell>
          <table:table-cell table:style-name="Таблица2.A4">
            <text:p text:style-name="P20">FF00</text:p>
          </table:table-cell>
          <table:table-cell table:style-name="Таблица2.G12" office:value-type="string">
            <text:p text:style-name="P25"><text:span text:style-name="T14">00</text:span>0</text:p>
          </table:table-cell>
          <table:table-cell table:style-name="Таблица2.A4">
            <text:p text:style-name="P20">000F</text:p>
          </table:table-cell>
          <table:table-cell table:style-name="Таблица2.I12" office:value-type="string">
            <text:p text:style-name="P21"><text:span text:style-name="T17">D7</text:span><text:span text:style-name="T15">0</text:span>0</text:p>
          </table:table-cell>
          <table:table-cell table:style-name="Таблица2.J12" office:value-type="string">
            <text:p text:style-name="P20"><text:span text:style-name="T14">0</text:span>10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D</text:p>
          </table:table-cell>
          <table:table-cell table:style-name="Таблица2.A4">
            <text:p text:style-name="P20">7<text:span text:style-name="T13">Е1</text:span>0</text:p>
          </table:table-cell>
          <table:table-cell table:style-name="Таблица2.A4">
            <text:p text:style-name="P20">56E</text:p>
          </table:table-cell>
          <table:table-cell table:style-name="Таблица2.A4">
            <text:p text:style-name="P20">7<text:span text:style-name="T13">Е10</text:span></text:p>
          </table:table-cell>
          <table:table-cell table:style-name="Таблица2.A4">
            <text:p text:style-name="P20">57E</text:p>
          </table:table-cell>
          <table:table-cell table:style-name="Таблица2.F13" office:value-type="string">
            <text:p text:style-name="P20"><text:span text:style-name="T16">D7</text:span>00</text:p>
          </table:table-cell>
          <table:table-cell table:style-name="Таблица2.G13" office:value-type="string">
            <text:p text:style-name="P25"><text:span text:style-name="T14">00</text:span>0</text:p>
          </table:table-cell>
          <table:table-cell table:style-name="Таблица2.H13" office:value-type="string">
            <text:p text:style-name="P21"><text:span text:style-name="T14">00</text:span>10</text:p>
          </table:table-cell>
          <table:table-cell table:style-name="Таблица2.I13" office:value-type="string">
            <text:p text:style-name="P21"><text:span text:style-name="T17">D7</text:span><text:span text:style-name="T15">0</text:span>0</text:p>
          </table:table-cell>
          <table:table-cell table:style-name="Таблица2.J13" office:value-type="string">
            <text:p text:style-name="P20"><text:span text:style-name="T16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E</text:p>
          </table:table-cell>
          <table:table-cell table:style-name="Таблица2.A4">
            <text:p text:style-name="P20">F00A</text:p>
          </table:table-cell>
          <table:table-cell table:style-name="Таблица2.A4">
            <text:p text:style-name="P20">56F</text:p>
          </table:table-cell>
          <table:table-cell table:style-name="Таблица2.A4">
            <text:p text:style-name="P20">F00A</text:p>
          </table:table-cell>
          <table:table-cell table:style-name="Таблица2.A4">
            <text:p text:style-name="P20">56E</text:p>
          </table:table-cell>
          <table:table-cell table:style-name="Таблица2.A4">
            <text:p text:style-name="P20">F00A</text:p>
          </table:table-cell>
          <table:table-cell table:style-name="Таблица2.G14" office:value-type="string">
            <text:p text:style-name="P25"><text:span text:style-name="T14">00</text:span>0</text:p>
          </table:table-cell>
          <table:table-cell table:style-name="Таблица2.A4">
            <text:p text:style-name="P20">056E</text:p>
          </table:table-cell>
          <table:table-cell table:style-name="Таблица2.I14" office:value-type="string">
            <text:p text:style-name="P21"><text:span text:style-name="T17">D7</text:span><text:span text:style-name="T15">0</text:span>0</text:p>
          </table:table-cell>
          <table:table-cell table:style-name="Таблица2.J14" office:value-type="string">
            <text:p text:style-name="P22"><text:span text:style-name="T16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6F</text:p>
          </table:table-cell>
          <table:table-cell table:style-name="Таблица2.A4">
            <text:p text:style-name="P20">1205</text:p>
          </table:table-cell>
          <table:table-cell table:style-name="Таблица2.A4">
            <text:p text:style-name="P20">570</text:p>
          </table:table-cell>
          <table:table-cell table:style-name="Таблица2.A4">
            <text:p text:style-name="P20">1205</text:p>
          </table:table-cell>
          <table:table-cell table:style-name="Таблица2.A4">
            <text:p text:style-name="P20">56F</text:p>
          </table:table-cell>
          <table:table-cell table:style-name="Таблица2.A4">
            <text:p text:style-name="P20">1205</text:p>
          </table:table-cell>
          <table:table-cell table:style-name="Таблица2.G15" office:value-type="string">
            <text:p text:style-name="P25"><text:span text:style-name="T14">00</text:span>0</text:p>
          </table:table-cell>
          <table:table-cell table:style-name="Таблица2.A4">
            <text:p text:style-name="P20">056F</text:p>
          </table:table-cell>
          <table:table-cell table:style-name="Таблица2.I15" office:value-type="string">
            <text:p text:style-name="P21"><text:span text:style-name="T14">00</text:span><text:span text:style-name="T17">40</text:span></text:p>
          </table:table-cell>
          <table:table-cell table:style-name="Таблица2.J15" office:value-type="string">
            <text:p text:style-name="P22"><text:span text:style-name="T16">000</text:span>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70</text:p>
          </table:table-cell>
          <table:table-cell table:style-name="Таблица2.A4">
            <text:p text:style-name="P20">2F40</text:p>
          </table:table-cell>
          <table:table-cell table:style-name="Таблица2.A4">
            <text:p text:style-name="P20">571</text:p>
          </table:table-cell>
          <table:table-cell table:style-name="Таблица2.A4">
            <text:p text:style-name="P20">2F40</text:p>
          </table:table-cell>
          <table:table-cell table:style-name="Таблица2.A4">
            <text:p text:style-name="P20">570</text:p>
          </table:table-cell>
          <table:table-cell table:style-name="Таблица2.F16" office:value-type="string">
            <text:p text:style-name="P20"><text:span text:style-name="T14">00</text:span>40</text:p>
          </table:table-cell>
          <table:table-cell table:style-name="Таблица2.G16" office:value-type="string">
            <text:p text:style-name="P25"><text:span text:style-name="T14">00</text:span>0</text:p>
          </table:table-cell>
          <table:table-cell table:style-name="Таблица2.H16" office:value-type="string">
            <text:p text:style-name="P21"><text:span text:style-name="T14">00</text:span>40</text:p>
          </table:table-cell>
          <table:table-cell table:style-name="Таблица2.I16" office:value-type="string">
            <text:p text:style-name="P21"><text:span text:style-name="T14">00</text:span><text:span text:style-name="T17">40</text:span></text:p>
          </table:table-cell>
          <table:table-cell table:style-name="Таблица2.J16" office:value-type="string">
            <text:p text:style-name="P20"><text:span text:style-name="T14">0</text:span>10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0">571</text:p>
          </table:table-cell>
          <table:table-cell table:style-name="Таблица2.A4">
            <text:p text:style-name="P20">F0FD</text:p>
          </table:table-cell>
          <table:table-cell table:style-name="Таблица2.A4">
            <text:p text:style-name="P20">56F</text:p>
          </table:table-cell>
          <table:table-cell table:style-name="Таблица2.A4">
            <text:p text:style-name="P20">F0FD</text:p>
          </table:table-cell>
          <table:table-cell table:style-name="Таблица2.A4">
            <text:p text:style-name="P20">571</text:p>
          </table:table-cell>
          <table:table-cell table:style-name="Таблица2.A4">
            <text:p text:style-name="P20">F0FD</text:p>
          </table:table-cell>
          <table:table-cell table:style-name="Таблица2.G17" office:value-type="string">
            <text:p text:style-name="P25"><text:span text:style-name="T14">00</text:span>0</text:p>
          </table:table-cell>
          <table:table-cell table:style-name="Таблица2.A4">
            <text:p text:style-name="P20">FFFD</text:p>
          </table:table-cell>
          <table:table-cell table:style-name="Таблица2.I17" office:value-type="string">
            <text:p text:style-name="P21"><text:span text:style-name="T14">00</text:span><text:span text:style-name="T17">40</text:span></text:p>
          </table:table-cell>
          <table:table-cell table:style-name="Таблица2.J17" office:value-type="string">
            <text:p text:style-name="P20"><text:span text:style-name="T16">0</text:span>100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7">572</text:p>
          </table:table-cell>
          <table:table-cell table:style-name="Таблица2.A4">
            <text:p text:style-name="P27">1204</text:p>
          </table:table-cell>
          <table:table-cell table:style-name="Таблица2.A4">
            <text:p text:style-name="P28">573</text:p>
          </table:table-cell>
          <table:table-cell table:style-name="Таблица2.A4">
            <text:p text:style-name="P28">1204</text:p>
          </table:table-cell>
          <table:table-cell table:style-name="Таблица2.E23" office:value-type="string">
            <text:p text:style-name="P28">572</text:p>
          </table:table-cell>
          <table:table-cell table:style-name="Таблица2.A4">
            <text:p text:style-name="P28">1204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H18" office:value-type="string">
            <text:p text:style-name="P28">0527</text:p>
          </table:table-cell>
          <table:table-cell table:style-name="Таблица2.I23" office:value-type="string">
            <text:p text:style-name="P21"><text:span text:style-name="T17">00CC</text:span></text:p>
          </table:table-cell>
          <table:table-cell table:style-name="Таблица2.J18" office:value-type="string">
            <text:p text:style-name="P20"><text:span text:style-name="T17">0001</text:span>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7">573</text:p>
          </table:table-cell>
          <table:table-cell table:style-name="Таблица2.A4">
            <text:p text:style-name="P28">3807</text:p>
          </table:table-cell>
          <table:table-cell table:style-name="Таблица2.A4">
            <text:p text:style-name="P28">574</text:p>
          </table:table-cell>
          <table:table-cell table:style-name="Таблица2.A4">
            <text:p text:style-name="P28">3807</text:p>
          </table:table-cell>
          <table:table-cell table:style-name="Таблица2.E23" office:value-type="string">
            <text:p text:style-name="P28">5BB</text:p>
          </table:table-cell>
          <table:table-cell table:style-name="Таблица2.F19" office:value-type="string">
            <text:p text:style-name="P28">D700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A4">
            <text:p text:style-name="P28">2833</text:p>
          </table:table-cell>
          <table:table-cell table:style-name="Таблица2.I23" office:value-type="string">
            <text:p text:style-name="P28">D7CC</text:p>
          </table:table-cell>
          <table:table-cell table:style-name="Таблица2.A4">
            <text:p text:style-name="P28">1001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7">574</text:p>
          </table:table-cell>
          <table:table-cell table:style-name="Таблица2.B20" office:value-type="string">
            <text:p text:style-name="P28">EA06</text:p>
          </table:table-cell>
          <table:table-cell table:style-name="Таблица2.A4">
            <text:p text:style-name="P28">575</text:p>
          </table:table-cell>
          <table:table-cell table:style-name="Таблица2.D20" office:value-type="string">
            <text:p text:style-name="P28">EA06</text:p>
          </table:table-cell>
          <table:table-cell table:style-name="Таблица2.E23" office:value-type="string">
            <text:p text:style-name="P28">5BB</text:p>
          </table:table-cell>
          <table:table-cell table:style-name="Таблица2.F20" office:value-type="string">
            <text:p text:style-name="P28">D7CC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H20" office:value-type="string">
            <text:p text:style-name="P20"><text:span text:style-name="T17">0006</text:span></text:p>
          </table:table-cell>
          <table:table-cell table:style-name="Таблица2.I23" office:value-type="string">
            <text:p text:style-name="P28">D7CC</text:p>
          </table:table-cell>
          <table:table-cell table:style-name="Таблица2.A4">
            <text:p text:style-name="P28">1001</text:p>
          </table:table-cell>
          <table:table-cell table:style-name="Таблица2.K20" office:value-type="string">
            <text:p text:style-name="P28">5BB</text:p>
          </table:table-cell>
          <table:table-cell table:style-name="Таблица2.L20" office:value-type="string">
            <text:p text:style-name="P28">D7CC</text:p>
          </table:table-cell>
        </table:table-row>
        <table:table-row table:style-name="Таблица2.1">
          <table:table-cell table:style-name="Таблица2.A4">
            <text:p text:style-name="P28">575</text:p>
          </table:table-cell>
          <table:table-cell table:style-name="Таблица2.B23" office:value-type="string">
            <text:p text:style-name="P28">2E07</text:p>
          </table:table-cell>
          <table:table-cell table:style-name="Таблица2.A4">
            <text:p text:style-name="P28">576</text:p>
          </table:table-cell>
          <table:table-cell table:style-name="Таблица2.D22" office:value-type="string">
            <text:p text:style-name="P28">2E07</text:p>
          </table:table-cell>
          <table:table-cell table:style-name="Таблица2.E23" office:value-type="string">
            <text:p text:style-name="P28">57D</text:p>
          </table:table-cell>
          <table:table-cell table:style-name="Таблица2.F21" office:value-type="string">
            <text:p text:style-name="P28">00FF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H21" office:value-type="string">
            <text:p text:style-name="P28">‘0007</text:p>
          </table:table-cell>
          <table:table-cell table:style-name="Таблица2.I23" office:value-type="string">
            <text:p text:style-name="P28">00CC</text:p>
          </table:table-cell>
          <table:table-cell table:style-name="Таблица2.J21" office:value-type="string">
            <text:p text:style-name="P20"><text:span text:style-name="T17">0001</text:span>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8">576</text:p>
          </table:table-cell>
          <table:table-cell table:style-name="Таблица2.B23" office:value-type="string">
            <text:p text:style-name="P28">7E08</text:p>
          </table:table-cell>
          <table:table-cell table:style-name="Таблица2.A4">
            <text:p text:style-name="P28">577</text:p>
          </table:table-cell>
          <table:table-cell table:style-name="Таблица2.D22" office:value-type="string">
            <text:p text:style-name="P28">7E08</text:p>
          </table:table-cell>
          <table:table-cell table:style-name="Таблица2.E23" office:value-type="string">
            <text:p text:style-name="P28">57F</text:p>
          </table:table-cell>
          <table:table-cell table:style-name="Таблица2.F22" office:value-type="string">
            <text:p text:style-name="P28">000A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H22" office:value-type="string">
            <text:p text:style-name="P20">‘<text:span text:style-name="T17">0008</text:span></text:p>
          </table:table-cell>
          <table:table-cell table:style-name="Таблица2.I23" office:value-type="string">
            <text:p text:style-name="P28">00CC</text:p>
          </table:table-cell>
          <table:table-cell table:style-name="Таблица2.J22" office:value-type="string">
            <text:p text:style-name="P23"><text:span text:style-name="T17">0001</text:span>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8">577</text:p>
          </table:table-cell>
          <table:table-cell table:style-name="Таблица2.B23" office:value-type="string">
            <text:p text:style-name="P28">F001</text:p>
          </table:table-cell>
          <table:table-cell table:style-name="Таблица2.A4">
            <text:p text:style-name="P28">578</text:p>
          </table:table-cell>
          <table:table-cell table:style-name="Таблица2.D23" office:value-type="string">
            <text:p text:style-name="P28">F001</text:p>
          </table:table-cell>
          <table:table-cell table:style-name="Таблица2.E23" office:value-type="string">
            <text:p text:style-name="P28">577</text:p>
          </table:table-cell>
          <table:table-cell table:style-name="Таблица2.F23" office:value-type="string">
            <text:p text:style-name="P28">F001</text:p>
          </table:table-cell>
          <table:table-cell table:style-name="Таблица2.G23" office:value-type="string">
            <text:p text:style-name="P28">000</text:p>
          </table:table-cell>
          <table:table-cell table:style-name="Таблица2.H23" office:value-type="string">
            <text:p text:style-name="P28">‘0577</text:p>
          </table:table-cell>
          <table:table-cell table:style-name="Таблица2.I23" office:value-type="string">
            <text:p text:style-name="P28">00CC</text:p>
          </table:table-cell>
          <table:table-cell table:style-name="Таблица2.J23" office:value-type="string">
            <text:p text:style-name="P23"><text:span text:style-name="T17">0001</text:span>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  <table:table-row table:style-name="Таблица2.1">
          <table:table-cell table:style-name="Таблица2.A4">
            <text:p text:style-name="P28">578</text:p>
          </table:table-cell>
          <table:table-cell table:style-name="Таблица2.B24" office:value-type="string">
            <text:p text:style-name="P28">CEED</text:p>
          </table:table-cell>
          <table:table-cell table:style-name="Таблица2.A4">
            <text:p text:style-name="P28">566</text:p>
          </table:table-cell>
          <table:table-cell table:style-name="Таблица2.D24" office:value-type="string">
            <text:p text:style-name="P28">CEED</text:p>
          </table:table-cell>
          <table:table-cell table:style-name="Таблица2.E24" office:value-type="string">
            <text:p text:style-name="P28">578</text:p>
          </table:table-cell>
          <table:table-cell table:style-name="Таблица2.F24" office:value-type="string">
            <text:p text:style-name="P28">0566</text:p>
          </table:table-cell>
          <table:table-cell table:style-name="Таблица2.G24" office:value-type="string">
            <text:p text:style-name="P28">000</text:p>
          </table:table-cell>
          <table:table-cell table:style-name="Таблица2.H24" office:value-type="string">
            <text:p text:style-name="P28">FFED</text:p>
          </table:table-cell>
          <table:table-cell table:style-name="Таблица2.I24" office:value-type="string">
            <text:p text:style-name="P28">00CC</text:p>
          </table:table-cell>
          <table:table-cell table:style-name="Таблица2.J24" office:value-type="string">
            <text:p text:style-name="P23"><text:span text:style-name="T17">0001</text:span></text:p>
          </table:table-cell>
          <table:table-cell table:style-name="Таблица2.A4">
            <text:p text:style-name="P20"/>
          </table:table-cell>
          <table:table-cell table:style-name="Таблица2.L4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9-16T20:34:10.040337290</dc:date>
    <meta:editing-duration>PT32M54S</meta:editing-duration>
    <meta:editing-cycles>11</meta:editing-cycles>
    <meta:document-statistic meta:table-count="1" meta:image-count="0" meta:object-count="0" meta:page-count="4" meta:paragraph-count="287" meta:word-count="457" meta:character-count="2279" meta:non-whitespace-character-count="2027"/>
  </office:meta>
</office:document-meta>
</file>